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fo:font-weight="normal" officeooo:rsid="00360226" officeooo:paragraph-rsid="0040d2bf" style:font-weight-asian="normal" style:font-weight-complex="normal"/>
    </style:style>
    <style:style style:name="P6" style:family="paragraph" style:parent-style-name="Standard">
      <style:text-properties officeooo:paragraph-rsid="0023e576"/>
    </style:style>
    <style:style style:name="P7" style:family="paragraph" style:parent-style-name="Text_20_body" style:list-style-name="L1"/>
    <style:style style:name="P8" style:family="paragraph" style:parent-style-name="Text_20_body" style:list-style-name="L1">
      <style:text-properties officeooo:paragraph-rsid="00c15e06"/>
    </style:style>
    <style:style style:name="P9" style:family="paragraph" style:parent-style-name="Text_20_body" style:list-style-name="L1">
      <style:text-properties officeooo:rsid="00b047bb" officeooo:paragraph-rsid="00c61e7c"/>
    </style:style>
    <style:style style:name="P10" style:family="paragraph" style:parent-style-name="Text_20_body" style:list-style-name="L1">
      <style:text-properties officeooo:rsid="00bf8cea" officeooo:paragraph-rsid="00bf8cea"/>
    </style:style>
    <style:style style:name="P11" style:family="paragraph" style:parent-style-name="Text_20_body" style:list-style-name="L1">
      <style:text-properties officeooo:rsid="00c3dcc1" officeooo:paragraph-rsid="00c61e7c"/>
    </style:style>
    <style:style style:name="P12" style:family="paragraph" style:parent-style-name="Standard">
      <style:text-properties officeooo:rsid="00547da9" officeooo:paragraph-rsid="00568a53"/>
    </style:style>
    <style:style style:name="P13" style:family="paragraph" style:parent-style-name="Standard">
      <style:text-properties officeooo:rsid="00b91d73" officeooo:paragraph-rsid="00bcb5b5"/>
    </style:style>
    <style:style style:name="P14" style:family="paragraph" style:parent-style-name="Standard">
      <style:text-properties officeooo:paragraph-rsid="0054723b"/>
    </style:style>
    <style:style style:name="P15" style:family="paragraph" style:parent-style-name="Standard">
      <style:text-properties officeooo:paragraph-rsid="00c25c98"/>
    </style:style>
    <style:style style:name="P16" style:family="paragraph" style:parent-style-name="Standard">
      <style:text-properties officeooo:rsid="003b3c60" officeooo:paragraph-rsid="0061a9f4"/>
    </style:style>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fo:font-weight="bold" officeooo:rsid="00b4979f" style:font-weight-asian="bold" style:font-weight-complex="bold"/>
    </style:style>
    <style:style style:name="T5" style:family="text">
      <style:text-properties fo:font-weight="bold" officeooo:rsid="00ba0d83" style:font-weight-asian="bold" style:font-weight-complex="bold"/>
    </style:style>
    <style:style style:name="T6" style:family="text">
      <style:text-properties fo:font-weight="bold" officeooo:rsid="0054723b" style:font-weight-asian="bold" style:font-weight-complex="bold"/>
    </style:style>
    <style:style style:name="T7" style:family="text">
      <style:text-properties fo:font-weight="bold" officeooo:rsid="00c1fc18" style:font-weight-asian="bold" style:font-weight-complex="bold"/>
    </style:style>
    <style:style style:name="T8" style:family="text">
      <style:text-properties style:font-name="Liberation Serif" fo:font-size="12pt" fo:font-weight="bold" officeooo:rsid="0016d9ff" style:font-size-asian="12pt" style:font-weight-asian="bold" style:font-size-complex="12pt" style:font-weight-complex="bold"/>
    </style:style>
    <style:style style:name="T9" style:family="text">
      <style:text-properties style:font-name="Liberation Serif" fo:font-size="12pt" fo:font-weight="bold" officeooo:rsid="002ae1e5" style:font-size-asian="12pt" style:font-weight-asian="bold" style:font-size-complex="12pt" style:font-weight-complex="bold"/>
    </style:style>
    <style:style style:name="T10" style:family="text">
      <style:text-properties style:font-name="Liberation Serif" fo:font-size="12pt" fo:font-weight="bold" officeooo:rsid="0023e576" style:font-size-asian="12pt" style:font-weight-asian="bold" style:font-size-complex="12pt" style:font-weight-complex="bold"/>
    </style:style>
    <style:style style:name="T11" style:family="text">
      <style:text-properties officeooo:rsid="00689b90"/>
    </style:style>
    <style:style style:name="T12" style:family="text">
      <style:text-properties officeooo:rsid="006a555b"/>
    </style:style>
    <style:style style:name="T13" style:family="text">
      <style:text-properties officeooo:rsid="00547da9"/>
    </style:style>
    <style:style style:name="T14" style:family="text">
      <style:text-properties officeooo:rsid="00ba0d83"/>
    </style:style>
    <style:style style:name="T15" style:family="text">
      <style:text-properties officeooo:rsid="00bb0881"/>
    </style:style>
    <style:style style:name="T16" style:family="text">
      <style:text-properties officeooo:rsid="00c15e06"/>
    </style:style>
    <style:style style:name="T17" style:family="text">
      <style:text-properties officeooo:rsid="00c21816"/>
    </style:style>
    <style:style style:name="T18" style:family="text">
      <style:text-properties officeooo:rsid="00c61e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6"><text:span text:style-name="T8">Diese </text:span><text:span text:style-name="T9">Internetplattform</text:span><text:span text:style-name="T8"> widmet sich der Frage, was </text:span><text:span text:style-name="T10">jeder Einzelne tun kann,</text:span><text:span text:style-name="T8"> um unsere Welt zum Positiven zu verändern. </text:span><text:span text:style-name="T3">Die Vision ist ein soziales Netzwerk, welches inspiriert, die Augen öffnet und </text:span><text:span text:style-name="T5">A</text:span><text:span text:style-name="T4">lternativ</text:span><text:span text:style-name="T5">en</text:span><text:span text:style-name="T3"> aufzeigt. </text:span></text:p>
      <text:p text:style-name="P12"/>
      <text:p text:style-name="P13"><text:span text:style-name="T15">Welche Möglichkeiten existieren um</text:span> eine friedliche und gerechte Zukunft für <text:span text:style-name="T14">A</text:span>lle <text:span text:style-name="T15">zu </text:span>erschaffen? Was können wir heute tun um dieses Ziel zu erreichen? <text:span text:style-name="T13">Auf diese Fragen gibt es unzählige gute Antworten, die jedoch oft in der heutigen Informationsflut unter gehen. Elyoos wurde von mir entwickelt, um mit Hilfe der modernsten Webtechnologien das einfache Teilen und Diskutieren von sozialen Themen zu ermöglichen. Zudem bestehen noch einige weitere Vorteile gegenüber etablierten sozialen Netzwerken:</text:span></text:p>
      <text:p text:style-name="Standard"/>
      <text:list xml:id="list96616457103751594" text:style-name="L1">
        <text:list-item>
          <text:p text:style-name="P7">Beiträge werden explizit zur Thematik erstellt und geteilt. Dadurch gehen die relevanten Informationen nicht in der Flut von allgemeinen Beiträgen unter.</text:p>
        </text:list-item>
        <text:list-item>
          <text:p text:style-name="P7">Übersichtliche, <text:span text:style-name="T12">intuitive</text:span> Darstellung mit detaillierten Filtermöglichkeiten.</text:p>
        </text:list-item>
        <text:list-item>
          <text:p text:style-name="P10">Sichtbarmachung von Projekten, Organisationen und Personen in deiner Region, die sich für einen sozialen Wandel engagieren.</text:p>
        </text:list-item>
        <text:list-item>
          <text:p text:style-name="P9">Die Elyoos Community kann mit Hilfe der Feedback Funktionalität Einfluss auf die Weiterentwicklung des Projektes nehmen. </text:p>
        </text:list-item>
        <text:list-item>
          <text:p text:style-name="P7">Keine Werbung. Das Projekt wird ausschliesslich über Spenden finanziert.</text:p>
        </text:list-item>
        <text:list-item>
          <text:p text:style-name="P11">Empfehlung<text:span text:style-name="T18">en</text:span> <text:span text:style-name="T18">von</text:span> Beiträge <text:span text:style-name="T18">basieren auf deinen Einstellungen und werden nicht durch kommerzielle Interessen beeinflusst</text:span>.</text:p>
        </text:list-item>
        <text:list-item>
          <text:p text:style-name="P8">Deine Daten werden nicht an Dritte weitergegeben. <text:span text:style-name="T16">Weshalb die letzten drei Punkte unter anderem so wichtig sind, wird sehr schön in diesem &lt;a href=“</text:span><text:a xlink:type="simple" xlink:href="http://mobile2.tagesanzeiger.ch/articles/5842e534ab5c371765000001" text:style-name="Internet_20_link" text:visited-style-name="Visited_20_Internet_20_Link"><text:span text:style-name="T16">http://mobile2.tagesanzeiger.ch/articles/5842e534ab5c371765000001</text:span></text:a><text:span text:style-name="T16">“&gt;Artikel&lt;/a&gt; veranschaulicht.</text:span></text:p>
        </text:list-item>
      </text:list>
      <text:p text:style-name="P14"><text:span text:style-name="T7">Wie geht es weiter</text:span><text:span text:style-name="T6">?</text:span></text:p>
      <text:p text:style-name="P3"/>
      <text:p text:style-name="P15"><text:span text:style-name="T17">Mit der aktuellen Version des Projektes ist ein erster Grundstein gelegt, welcher einige der Basisfunktionen beinhaltet. Indem du ein Benutzerkonto auf Elyoos erstellst, kannst du schon heute dein Wissen teilen und von den bestehenden Beiträgen profitieren. Es braucht aber noch viel Entwicklungsarbeit, damit aus der Vision eines weltumspannenden Netzwerkes für den sozialen Wandel Realität wird. Ich bin jedoch überzeugt, dass dies mit deiner Hilfe gelingen wird! Unterstützen kannst du dieses Ziel mit einer regen Nutzung von Elyoos und möglichst viel konstruktivem Feedback. Auch hilft es, wenn du deinen Freundeskreis auf dieses Projekt aufmerksam machst ;-).</text:span></text:p>
      <text:p text:style-name="P4"/>
      <text:p text:style-name="P5">Ich bin der Überzeugung, dass die Zeit reif ist für ein soziales Netzwerk, <text:span text:style-name="T11">welches</text:span> einen echten Beitrag zur Verbesserung unserer Welt leistet. <text:span text:style-name="T2">Damit dies möglich wird, danke ich dir vielmals für deine Unterstützung!</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7-01-20T14:19:30.613000000</dc:date>
    <meta:editing-duration>P1DT12H33M58S</meta:editing-duration>
    <meta:editing-cycles>98</meta:editing-cycles>
    <meta:print-date>2016-09-03T14:08:04.076000000</meta:print-date>
    <meta:document-statistic meta:table-count="0" meta:image-count="0" meta:object-count="0" meta:page-count="1" meta:paragraph-count="13" meta:word-count="356" meta:character-count="2576" meta:non-whitespace-character-count="2238"/>
  </office:meta>
</office:document-meta>
</file>